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9845cm" style:use-optimal-column-width="true"/>
    </style:style>
    <style:style style:name="co2" style:family="table-column">
      <style:table-column-properties fo:break-before="auto" style:column-width="2.05316666666667cm" style:use-optimal-column-width="true"/>
    </style:style>
    <style:style style:name="co3" style:family="table-column">
      <style:table-column-properties fo:break-before="auto" style:column-width="48.725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LAI_CLIENT_LOG_Session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table:number-columns-repeated="16381"/>
        </table:table-row>
        <table:table-row table:style-name="ro1">
          <table:table-cell office:value-type="date" office:date-value="2016-09-15T17:05:13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13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2">
          <table:table-cell office:value-type="date" office:date-value="2016-09-15T17:05:16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3">
            <text:p>{"actor":{"objectType":"Agent","name":"T01","mbox":"T01@leidig.msc"},"verb":{"id":"http://adlnet.gov/expapi/verbs/launched/","display":{"en-US":"launched"}},"object":{"objectType":"Activity","id":"http://iosb.fraunhofer.de/ias/ibis/elai/xapidefinitions/activity/task/findTheTankT42/","definition":{"name":{"en-US":"Find the tank T-42"}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17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18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19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19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2">
          <table:table-cell office:value-type="date" office:date-value="2016-09-15T17:05:22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3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7.4517451S","score":{"scaled":1.0},"extensions":{"http://iosb.fraunhofer.de/ias/ibis/elai/xapidefinitions/distanceToTarget":0.78219604492187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23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24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25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26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28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29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31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9.2779277S","score":{"scaled":-0.7678871903699338},"extensions":{"http://iosb.fraunhofer.de/ias/ibis/elai/xapidefinitions/distanceToTarget":0.8055278658866882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32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33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34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34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37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37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38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40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40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41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43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43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44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46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46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47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49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49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50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52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52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53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55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55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56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58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58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59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01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01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02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04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04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05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number-rows-repeated="1048526" table:style-name="ro1">
          <table:table-cell table:number-columns-repeated="16384"/>
        </table:table-row>
      </table:table>
      <table:table table:name="ELAI_CLIENT_LOG_Session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table:number-columns-repeated="16381"/>
        </table:table-row>
        <table:table-row table:style-name="ro1">
          <table:table-cell office:value-type="date" office:date-value="2016-09-15T17:08:02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launched/","display":{"en-US":"launched"}},"object":{"objectType":"Activity","id":"http://iosb.fraunhofer.de/ias/ibis/elai/xapidefinitions/activity/task/findTheTankT42/","definition":{"name":{"en-US":"Find the tank T-42"}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03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04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05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06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08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09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11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12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14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3.1823181S","score":{"scaled":0.75},"extensions":{"http://iosb.fraunhofer.de/ias/ibis/elai/xapidefinitions/distanceToTarget":0.6126245260238647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15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16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17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18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20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1944194S","score":{"scaled":0.54488339353558257},"extensions":{"http://iosb.fraunhofer.de/ias/ibis/elai/xapidefinitions/distanceToTarget":0.67156213521957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20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21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23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9351935S","score":{"scaled":0.50382117563860607},"extensions":{"http://iosb.fraunhofer.de/ias/ibis/elai/xapidefinitions/distanceToTarget":0.7462527751922607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23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24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26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27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29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6.2066206S","score":{"scaled":-0.35781189892831677},"extensions":{"http://iosb.fraunhofer.de/ias/ibis/elai/xapidefinitions/distanceToTarget":0.8068408966064453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29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30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32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3852385S","score":{"scaled":-0.31895025656082154},"extensions":{"http://iosb.fraunhofer.de/ias/ibis/elai/xapidefinitions/distanceToTarget":0.7653297185897827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32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33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35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0014001S","score":{"scaled":-0.36330169514304433},"extensions":{"http://iosb.fraunhofer.de/ias/ibis/elai/xapidefinitions/distanceToTarget":0.7168794870376586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35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36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38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38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39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41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41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42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44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44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45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47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47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48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50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50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51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53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53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54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56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56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57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59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59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00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02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02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03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05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05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06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08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08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09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11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11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12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14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14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15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17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8.9758975S","score":{"scaled":0.46693005805486754},"extensions":{"http://iosb.fraunhofer.de/ias/ibis/elai/xapidefinitions/distanceToTarget":0.6591249704360961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17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18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20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20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21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23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23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24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26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26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27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29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29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30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32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32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33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35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35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36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38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38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39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41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5853585S","score":{"scaled":0.085987370754579712},"extensions":{"http://iosb.fraunhofer.de/ias/ibis/elai/xapidefinitions/distanceToTarget":0.7591723799705505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41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42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44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44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45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47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47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48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50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50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51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53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53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54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56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4022402S","score":{"scaled":0.328251290228391},"extensions":{"http://iosb.fraunhofer.de/ias/ibis/elai/xapidefinitions/distanceToTarget":0.7848727703094482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56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57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59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6383638S","score":{"scaled":0.21227956765298292},"extensions":{"http://iosb.fraunhofer.de/ias/ibis/elai/xapidefinitions/distanceToTarget":0.837589800357818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59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00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02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6.670667S","score":{"scaled":0.17706209056851954},"extensions":{"http://iosb.fraunhofer.de/ias/ibis/elai/xapidefinitions/distanceToTarget":0.8698450326919555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02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03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05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5.9725972S","score":{"scaled":-0.66812467330758907},"extensions":{"http://iosb.fraunhofer.de/ias/ibis/elai/xapidefinitions/distanceToTarget":0.8917784690856933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05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06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08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0384038S","score":{"scaled":0.033428777561232581},"extensions":{"http://iosb.fraunhofer.de/ias/ibis/elai/xapidefinitions/distanceToTarget":0.887686550617218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08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09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11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6.2756275S","score":{"scaled":-0.021059292141106176},"extensions":{"http://iosb.fraunhofer.de/ias/ibis/elai/xapidefinitions/distanceToTarget":0.887686550617218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11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12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14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8993899S","score":{"scaled":-0.029348839975897881},"extensions":{"http://iosb.fraunhofer.de/ias/ibis/elai/xapidefinitions/distanceToTarget":0.8176953196525573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14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15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17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8044804S","score":{"scaled":-0.17521913768508005},"extensions":{"http://iosb.fraunhofer.de/ias/ibis/elai/xapidefinitions/distanceToTarget":0.812972545623779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17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18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tru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20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30023S","score":{"scaled":-0.035407822357139809},"extensions":{"http://iosb.fraunhofer.de/ias/ibis/elai/xapidefinitions/distanceToTarget":0.7919116616249084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20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21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tru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23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7863786S","score":{"scaled":-0.51809297786972108},"extensions":{"http://iosb.fraunhofer.de/ias/ibis/elai/xapidefinitions/distanceToTarget":0.70035123825073242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23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24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true,"helpingLevel":0.5}</text:p>
          </table:table-cell>
          <table:table-cell table:number-columns-repeated="16381"/>
        </table:table-row>
        <table:table-row table:number-rows-repeated="1048436" table:style-name="ro1">
          <table:table-cell table:number-columns-repeated="16384"/>
        </table:table-row>
      </table:table>
      <table:table table:name="ELAI_CLIENT_LOG_Session_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table:number-columns-repeated="16381"/>
        </table:table-row>
        <table:table-row table:style-name="ro1">
          <table:table-cell office:value-type="date" office:date-value="2016-09-15T17:11:29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29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30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32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5.3695369S","score":{"scaled":0.71863258096854166},"extensions":{"http://iosb.fraunhofer.de/ias/ibis/elai/xapidefinitions/distanceToTarget":0.8986492156982421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32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33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35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35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36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38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39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39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42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42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42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45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45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45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48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48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48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51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3882388S","score":{"scaled":0.80671960461631287},"extensions":{"http://iosb.fraunhofer.de/ias/ibis/elai/xapidefinitions/distanceToTarget":0.9712487459182739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52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52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54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completed/","display":{"en-US":"completed"}},"object":{"objectType":"Activity","id":"http://iosb.fraunhofer.de/ias/ibis/elai/xapidefinitions/activity/task/findTheTankT42/","definition":{"name":{"en-US":"Find the tank T-42"}}},"result":{"success":true,"score":{"scaled":0.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54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54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57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58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58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00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00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00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03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03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03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06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06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06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09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09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09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12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12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12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15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15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15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18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18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18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21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21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21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24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24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24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27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27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27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30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30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30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33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33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33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36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36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36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39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launched/","display":{"en-US":"launched"}},"object":{"objectType":"Activity","id":"http://iosb.fraunhofer.de/ias/ibis/elai/xapidefinitions/activity/task/findTheTankT42/","definition":{"name":{"en-US":"Find the tank T-42"}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39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39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42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3284328S","score":{"scaled":0.75},"extensions":{"http://iosb.fraunhofer.de/ias/ibis/elai/xapidefinitions/distanceToTarget":0.04165405035018920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42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42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45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45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45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48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5.6255624S","score":{"scaled":-0.044338633495545315},"extensions":{"http://iosb.fraunhofer.de/ias/ibis/elai/xapidefinitions/distanceToTarget":0.03373771905899047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48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48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51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7831783S","score":{"scaled":-0.11462627587754423},"extensions":{"http://iosb.fraunhofer.de/ias/ibis/elai/xapidefinitions/distanceToTarget":0.02909117937088012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51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51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54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2692269S","score":{"scaled":0.49707298402510003},"extensions":{"http://iosb.fraunhofer.de/ias/ibis/elai/xapidefinitions/distanceToTarget":0.01946115493774414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54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54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57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2852285S","score":{"scaled":0.63098260390461214},"extensions":{"http://iosb.fraunhofer.de/ias/ibis/elai/xapidefinitions/distanceToTarget":0.1135630607604980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57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57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00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4872487S","score":{"scaled":0.73967333519609424},"extensions":{"http://iosb.fraunhofer.de/ias/ibis/elai/xapidefinitions/distanceToTarget":0.2240443825721740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00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00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03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4352435S","score":{"scaled":0.75187423525698127},"extensions":{"http://iosb.fraunhofer.de/ias/ibis/elai/xapidefinitions/distanceToTarget":0.341293096542358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03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03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06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5843584S","score":{"scaled":0.69756102902854089},"extensions":{"http://iosb.fraunhofer.de/ias/ibis/elai/xapidefinitions/distanceToTarget":0.4499936699867248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06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06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09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1533153S","score":{"scaled":0.29946495992698696},"extensions":{"http://iosb.fraunhofer.de/ias/ibis/elai/xapidefinitions/distanceToTarget":0.5618419647216796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09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09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12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4852485S","score":{"scaled":0.44227132621427839},"extensions":{"http://iosb.fraunhofer.de/ias/ibis/elai/xapidefinitions/distanceToTarget":0.623296856880188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12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12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15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2182218S","score":{"scaled":0.4127254925846417},"extensions":{"http://iosb.fraunhofer.de/ias/ibis/elai/xapidefinitions/distanceToTarget":0.71565485000610352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15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15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18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5192519S","score":{"scaled":0.16887533090586163},"extensions":{"http://iosb.fraunhofer.de/ias/ibis/elai/xapidefinitions/distanceToTarget":0.7919829487800598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18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18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number-rows-repeated="1048464" table:style-name="ro1">
          <table:table-cell table:number-columns-repeated="16384"/>
        </table:table-row>
      </table:table>
      <table:table table:name="ELAI_CLIENT_LOG_Session_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table:number-columns-repeated="16381"/>
        </table:table-row>
        <table:table-row table:style-name="ro1">
          <table:table-cell office:value-type="date" office:date-value="2016-09-15T17:14:15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7831783S","score":{"scaled":0.53208728525245286},"extensions":{"http://iosb.fraunhofer.de/ias/ibis/elai/xapidefinitions/distanceToTarget":0.6505637168884277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15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15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18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9522952S","score":{"scaled":0.34761064440287903},"extensions":{"http://iosb.fraunhofer.de/ias/ibis/elai/xapidefinitions/distanceToTarget":0.75007343292236328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18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18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21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750275S","score":{"scaled":0.19497520004556998},"extensions":{"http://iosb.fraunhofer.de/ias/ibis/elai/xapidefinitions/distanceToTarget":0.8203336000442504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21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21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24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1352135S","score":{"scaled":0.36152153444739921},"extensions":{"http://iosb.fraunhofer.de/ias/ibis/elai/xapidefinitions/distanceToTarget":0.8563393354415893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24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24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27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8032803S","score":{"scaled":0.83950369945551662},"extensions":{"http://iosb.fraunhofer.de/ias/ibis/elai/xapidefinitions/distanceToTarget":0.93128997087478638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27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27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30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completed/","display":{"en-US":"completed"}},"object":{"objectType":"Activity","id":"http://iosb.fraunhofer.de/ias/ibis/elai/xapidefinitions/activity/task/findTheTankT42/","definition":{"name":{"en-US":"Find the tank T-42"}}},"result":{"success":true,"score":{"scaled":0.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30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30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33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launched/","display":{"en-US":"launched"}},"object":{"objectType":"Activity","id":"http://iosb.fraunhofer.de/ias/ibis/elai/xapidefinitions/activity/task/findTheTankT42/","definition":{"name":{"en-US":"Find the tank T-42"}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34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34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36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6.313S","score":{"scaled":0.75},"extensions":{"http://iosb.fraunhofer.de/ias/ibis/elai/xapidefinitions/distanceToTarget":0.54928350448608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36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36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39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613S","score":{"scaled":0.66057448992152867},"extensions":{"http://iosb.fraunhofer.de/ias/ibis/elai/xapidefinitions/distanceToTarget":0.621979475021362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39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39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42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068S","score":{"scaled":0.69513565317179549},"extensions":{"http://iosb.fraunhofer.de/ias/ibis/elai/xapidefinitions/distanceToTarget":0.692215085029602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42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42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45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049S","score":{"scaled":0.614337591137249},"extensions":{"http://iosb.fraunhofer.de/ias/ibis/elai/xapidefinitions/distanceToTarget":0.76340442895889282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45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45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48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821S","score":{"scaled":0.058213368285480238},"extensions":{"http://iosb.fraunhofer.de/ias/ibis/elai/xapidefinitions/distanceToTarget":0.8267797827720642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48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48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51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986S","score":{"scaled":-0.4287366970695683},"extensions":{"http://iosb.fraunhofer.de/ias/ibis/elai/xapidefinitions/distanceToTarget":0.8278692960739135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51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51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54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122S","score":{"scaled":0.61492462067277254},"extensions":{"http://iosb.fraunhofer.de/ias/ibis/elai/xapidefinitions/distanceToTarget":0.7698246836662292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54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54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57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779S","score":{"scaled":0.66825697498602887},"extensions":{"http://iosb.fraunhofer.de/ias/ibis/elai/xapidefinitions/distanceToTarget":0.8278692960739135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57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57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00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157S","score":{"scaled":0.0082583673265893172},"extensions":{"http://iosb.fraunhofer.de/ias/ibis/elai/xapidefinitions/distanceToTarget":0.900943100452423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00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00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03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766S","score":{"scaled":-0.30087787855109821},"extensions":{"http://iosb.fraunhofer.de/ias/ibis/elai/xapidefinitions/distanceToTarget":0.9011707305908203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03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03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06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504S","score":{"scaled":-0.46899154007425825},"extensions":{"http://iosb.fraunhofer.de/ias/ibis/elai/xapidefinitions/distanceToTarget":0.8651652336120605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06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06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09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683S","score":{"scaled":-0.42191798230878025},"extensions":{"http://iosb.fraunhofer.de/ias/ibis/elai/xapidefinitions/distanceToTarget":0.81609797477722168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09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09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12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254S","score":{"scaled":0.2871206339557581},"extensions":{"http://iosb.fraunhofer.de/ias/ibis/elai/xapidefinitions/distanceToTarget":0.760180771350860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12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12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15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301S","score":{"scaled":-0.0814018574354668},"extensions":{"http://iosb.fraunhofer.de/ias/ibis/elai/xapidefinitions/distanceToTarget":0.8057225942611694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15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15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18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716S","score":{"scaled":-0.02690698217178978},"extensions":{"http://iosb.fraunhofer.de/ias/ibis/elai/xapidefinitions/distanceToTarget":0.7946575284004211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18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18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21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769S","score":{"scaled":0.55214735422416894},"extensions":{"http://iosb.fraunhofer.de/ias/ibis/elai/xapidefinitions/distanceToTarget":0.7882832288742065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21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21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24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518S","score":{"scaled":0.41002278324871372},"extensions":{"http://iosb.fraunhofer.de/ias/ibis/elai/xapidefinitions/distanceToTarget":0.8794859647750854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24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24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27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603S","score":{"scaled":-0.6960352544008156},"extensions":{"http://iosb.fraunhofer.de/ias/ibis/elai/xapidefinitions/distanceToTarget":0.9384704828262329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27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27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30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019S","score":{"scaled":-0.53973242464831761},"extensions":{"http://iosb.fraunhofer.de/ias/ibis/elai/xapidefinitions/distanceToTarget":0.8800650238990783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30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30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33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35S","score":{"scaled":-0.43187687016205867},"extensions":{"http://iosb.fraunhofer.de/ias/ibis/elai/xapidefinitions/distanceToTarget":0.8152614831924438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33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33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36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803S","score":{"scaled":-0.59144705237562123},"extensions":{"http://iosb.fraunhofer.de/ias/ibis/elai/xapidefinitions/distanceToTarget":0.771025896072387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36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36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39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267S","score":{"scaled":-0.50827461155751352},"extensions":{"http://iosb.fraunhofer.de/ias/ibis/elai/xapidefinitions/distanceToTarget":0.7044075727462768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39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39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tru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42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42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42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45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45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45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48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48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48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51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51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51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54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54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54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57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57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57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00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00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00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03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03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03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06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06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06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09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687S","score":{"scaled":0.66649609378205343},"extensions":{"http://iosb.fraunhofer.de/ias/ibis/elai/xapidefinitions/distanceToTarget":0.6457091569900512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09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09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number-rows-repeated="1048458" table:style-name="ro1">
          <table:table-cell table:number-columns-repeated="16384"/>
        </table:table-row>
      </table:table>
      <table:table table:name="ELAI_CLIENT_LOG_Session_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table:number-columns-repeated="16381"/>
        </table:table-row>
        <table:table-row table:style-name="ro1">
          <table:table-cell office:value-type="date" office:date-value="2016-09-15T17:17:09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034S","score":{"scaled":-0.59560998883336658},"extensions":{"http://iosb.fraunhofer.de/ias/ibis/elai/xapidefinitions/distanceToTarget":0.74772793054580688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09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09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12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386S","score":{"scaled":-0.35377198699452916},"extensions":{"http://iosb.fraunhofer.de/ias/ibis/elai/xapidefinitions/distanceToTarget":0.6763598918914794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12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12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15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15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16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18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18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19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21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21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22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24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24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25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27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27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28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30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30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31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33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33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34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36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36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37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Sheet1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ELAI_CLIENT_LOG_Session_1.A1:ELAI_CLIENT_LOG_Session_1.C50" table:name="T01_elai_client_log_session_1" table:display-filter-buttons="true" table:on-update-keep-size="false" table:on-update-keep-styles="true" table:refresh-delay="false">
          <table:database-source-sql table:database-name="Provider=Microsoft.Mashup.OleDb.1;Data Source=$Workbook$;Location=T01_elai-client log session-1;Extended Properties=&quot;&quot;" table:sql-statement="SELECT * FROM [T01_elai-client log session-1]"/>
        </table:database-range>
        <table:database-range table:target-range-address="ELAI_CLIENT_LOG_Session_2.A1:ELAI_CLIENT_LOG_Session_2.C140" table:name="T01_elai_client_log_session_2" table:display-filter-buttons="true" table:on-update-keep-size="false" table:on-update-keep-styles="true" table:refresh-delay="false">
          <table:database-source-sql table:database-name="Provider=Microsoft.Mashup.OleDb.1;Data Source=$Workbook$;Location=T01_elai-client log session-2;Extended Properties=&quot;&quot;" table:sql-statement="SELECT * FROM [T01_elai-client log session-2]"/>
        </table:database-range>
        <table:database-range table:target-range-address="ELAI_CLIENT_LOG_Session_3.A1:ELAI_CLIENT_LOG_Session_3.C112" table:name="T01_elai_client_log_session_3" table:display-filter-buttons="true" table:on-update-keep-size="false" table:on-update-keep-styles="true" table:refresh-delay="false">
          <table:database-source-sql table:database-name="Provider=Microsoft.Mashup.OleDb.1;Data Source=$Workbook$;Location=T01_elai-client log session-3;Extended Properties=&quot;&quot;" table:sql-statement="SELECT * FROM [T01_elai-client log session-3]"/>
        </table:database-range>
        <table:database-range table:target-range-address="ELAI_CLIENT_LOG_Session_4.A1:ELAI_CLIENT_LOG_Session_4.C118" table:name="T01_elai_client_log_session_4" table:display-filter-buttons="true" table:on-update-keep-size="false" table:on-update-keep-styles="true" table:refresh-delay="false">
          <table:database-source-sql table:database-name="Provider=Microsoft.Mashup.OleDb.1;Data Source=$Workbook$;Location=T01_elai-client log session-4;Extended Properties=&quot;&quot;" table:sql-statement="SELECT * FROM [T01_elai-client log session-4]"/>
        </table:database-range>
        <table:database-range table:target-range-address="ELAI_CLIENT_LOG_Session_5.A1:ELAI_CLIENT_LOG_Session_5.C31" table:name="T01_elai_client_log_session_5" table:display-filter-buttons="true" table:on-update-keep-size="false" table:on-update-keep-styles="true" table:refresh-delay="false">
          <table:database-source-sql table:database-name="Provider=Microsoft.Mashup.OleDb.1;Data Source=$Workbook$;Location=T01_elai-client log session-5;Extended Properties=&quot;&quot;" table:sql-statement="SELECT * FROM [T01_elai-client log session-5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Prashant sonar</meta:initial-creator>
    <dc:creator>Prashant sonar</dc:creator>
    <meta:creation-date>2020-05-28T15:30:21Z</meta:creation-date>
    <dc:date>2020-05-29T07:55:57Z</dc:date>
  </office:meta>
</office:document-meta>
</file>